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2.533cm" svg:height="0.963cm" svg:x="1.5cm" svg:y="1.9cm">
          <draw:text-box>
            <text:p>Informations à transmettre (url, mdp, etc...)</text:p>
          </draw:text-box>
        </draw:frame>
        <draw:line draw:style-name="gr2" draw:text-style-name="P1" draw:layer="layout" svg:x1="14.2cm" svg:y1="2.5cm" svg:x2="15.8cm" svg:y2="2.5cm">
          <text:p/>
        </draw:line>
        <draw:frame draw:style-name="gr3" draw:layer="layout" svg:width="1.84cm" svg:height="0.963cm" svg:x="16.36cm" svg:y="1.937cm">
          <draw:text-box>
            <text:p>BDD</text:p>
          </draw:text-box>
        </draw:frame>
        <draw:frame draw:style-name="gr3" draw:layer="layout" svg:width="3.597cm" svg:height="0.963cm" svg:x="5.703cm" svg:y="2.8cm">
          <draw:text-box>
            <text:p>Application</text:p>
          </draw:text-box>
        </draw:frame>
        <draw:frame draw:style-name="gr4" draw:layer="layout" svg:width="3.177cm" svg:height="0.963cm" svg:x="5.7cm" svg:y="5.237cm">
          <draw:text-box>
            <text:p>Protocole</text:p>
          </draw:text-box>
        </draw:frame>
        <draw:frame draw:style-name="gr3" draw:layer="layout" svg:width="4.058cm" svg:height="0.963cm" svg:x="5.4cm" svg:y="6.1cm">
          <draw:text-box>
            <text:p>Présentation</text:p>
          </draw:text-box>
        </draw:frame>
        <draw:line draw:style-name="gr5" draw:text-style-name="P1" draw:layer="layout" svg:x1="7.8cm" svg:y1="3.6cm" svg:x2="7.8cm" svg:y2="5.1cm">
          <text:p/>
        </draw:line>
        <draw:frame draw:style-name="gr6" draw:layer="layout" svg:width="2.754cm" svg:height="1.063cm" svg:x="6.346cm" svg:y="8.237cm">
          <draw:text-box>
            <text:p>Session</text:p>
          </draw:text-box>
        </draw:frame>
        <draw:frame draw:style-name="gr3" draw:layer="layout" svg:width="3.194cm" svg:height="0.963cm" svg:x="6.3cm" svg:y="10.537cm">
          <draw:text-box>
            <text:p>Transport</text:p>
          </draw:text-box>
        </draw:frame>
        <draw:frame draw:style-name="gr3" draw:layer="layout" svg:width="9.798cm" svg:height="0.963cm" svg:x="5.202cm" svg:y="12.637cm">
          <draw:text-box>
            <text:p>Fragmentation (plusieurs parties)</text:p>
          </draw:text-box>
        </draw:frame>
        <draw:line draw:style-name="gr5" draw:text-style-name="P1" draw:layer="layout" svg:x1="8cm" svg:y1="6.9cm" svg:x2="8cm" svg:y2="8.4cm">
          <text:p/>
        </draw:line>
        <draw:line draw:style-name="gr5" draw:text-style-name="P1" draw:layer="layout" svg:x1="8cm" svg:y1="9.1cm" svg:x2="8cm" svg:y2="10.5cm">
          <text:p/>
        </draw:line>
        <draw:line draw:style-name="gr5" draw:text-style-name="P1" draw:layer="layout" svg:x1="8cm" svg:y1="11.3cm" svg:x2="8cm" svg:y2="12.8cm">
          <text:p/>
        </draw:line>
        <draw:line draw:style-name="gr5" draw:text-style-name="P1" draw:layer="layout" svg:x1="7cm" svg:y1="13.6cm" svg:x2="6.1cm" svg:y2="14.8cm">
          <text:p/>
        </draw:line>
        <draw:line draw:style-name="gr5" draw:text-style-name="P1" draw:layer="layout" svg:x1="8.6cm" svg:y1="13.4cm" svg:x2="8.6cm" svg:y2="14.9cm">
          <text:p/>
        </draw:line>
        <draw:line draw:style-name="gr5" draw:text-style-name="P1" draw:layer="layout" svg:x1="10cm" svg:y1="13.4cm" svg:x2="11.1cm" svg:y2="14.9cm">
          <text:p/>
        </draw:line>
        <draw:frame draw:style-name="gr4" draw:layer="layout" svg:width="3.216cm" svg:height="0.963cm" svg:x="4.184cm" svg:y="15.1cm">
          <draw:text-box>
            <text:p>Fragment</text:p>
          </draw:text-box>
        </draw:frame>
        <draw:frame draw:style-name="gr3" draw:layer="layout" svg:width="3.216cm" svg:height="0.963cm" svg:x="11cm" svg:y="14.8cm">
          <draw:text-box>
            <text:p>Fragment</text:p>
          </draw:text-box>
        </draw:frame>
        <draw:frame draw:style-name="gr3" draw:layer="layout" svg:width="3.216cm" svg:height="0.963cm" svg:x="7.284cm" svg:y="15.237cm">
          <draw:text-box>
            <text:p>Fragment</text:p>
          </draw:text-box>
        </draw:frame>
        <draw:line draw:style-name="gr7" draw:text-style-name="P1" draw:layer="layout" svg:x1="1.9cm" svg:y1="16.9cm" svg:x2="19cm" svg:y2="16.9cm">
          <text:p/>
        </draw:line>
        <draw:frame draw:style-name="gr3" draw:layer="layout" svg:width="3.216cm" svg:height="0.963cm" svg:x="7.6cm" svg:y="18cm">
          <draw:text-box>
            <text:p>Fragment</text:p>
          </draw:text-box>
        </draw:frame>
        <draw:frame draw:style-name="gr3" draw:layer="layout" svg:width="3.034cm" svg:height="0.963cm" svg:x="7.666cm" svg:y="19.737cm">
          <draw:text-box>
            <text:p>Données</text:p>
          </draw:text-box>
        </draw:frame>
        <draw:frame draw:style-name="gr3" draw:layer="layout" svg:width="2.682cm" svg:height="0.963cm" svg:x="8cm" svg:y="21.7cm">
          <draw:text-box>
            <text:p>Réseau</text:p>
          </draw:text-box>
        </draw:frame>
        <draw:frame draw:style-name="gr3" draw:layer="layout" svg:width="3.097cm" svg:height="0.963cm" svg:x="7.603cm" svg:y="23.437cm">
          <draw:text-box>
            <text:p>Physique</text:p>
          </draw:text-box>
        </draw:frame>
        <draw:frame draw:style-name="gr3" draw:layer="layout" svg:width="7.716cm" svg:height="0.963cm" svg:x="9.784cm" svg:y="20.837cm">
          <draw:text-box>
            <text:p>CRC (valide les données)</text:p>
          </draw:text-box>
        </draw:frame>
        <draw:line draw:style-name="gr5" draw:text-style-name="P1" draw:layer="layout" svg:x1="10.8cm" svg:y1="18.6cm" svg:x2="10.8cm" svg:y2="20.1cm">
          <text:p/>
        </draw:line>
        <draw:line draw:style-name="gr5" draw:text-style-name="P1" draw:layer="layout" svg:x1="7.8cm" svg:y1="20.6cm" svg:x2="7.8cm" svg:y2="22.1cm">
          <text:p/>
        </draw:line>
        <draw:line draw:style-name="gr5" draw:text-style-name="P1" draw:layer="layout" svg:x1="10.8cm" svg:y1="22.4cm" svg:x2="10.8cm" svg:y2="2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18T22:37:27.88</meta:creation-date>
    <dc:date>2016-01-18T22:56:14.63</dc:date>
    <meta:editing-duration>PT3M44S</meta:editing-duration>
    <meta:editing-cycles>2</meta:editing-cycles>
    <meta:generator>OpenOffice/4.1.1$Win32 OpenOffice.org_project/411m6$Build-9775</meta:generator>
    <meta:document-statistic meta:object-count="28"/>
  </office:meta>
</office:document-meta>
</file>